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pupRenderer.encodeEnd( FacesContext facesContext , UIComponent ui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opupRenderer.decode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pRenderer.encodeAjax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pupRenderer.encodeBegin( FacesContext facesContext , UIComponent uiCompon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PopupRenderer.prepareRender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pupRenderer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